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bunt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osofia i ciutadania<text:tab/><text:tab/><text:tab/>Nom i cognoms:</text:p>
      <text:p text:style-name="P1">Examen de recuperació</text:p>
      <text:p text:style-name="P1">Grups H1-H2-H3</text:p>
      <text:p text:style-name="P1"/>
      <text:p text:style-name="P1"/>
      <text:p text:style-name="P1"/>
      <text:p text:style-name="P1"/>
      <text:p text:style-name="P1">Els animals disposem de dos sistemes per processar la informació: el genoma i el cervell. El genoma processa la informació lentament, però és molt fiable com a mecanisme de transmissió i emmagatzematge. El cervell processa la informació d'una manera molt més ràpida, encara que és més procliu a errors en la transmissió. Ambdós es diferencien sobre tot pel seu <text:span text:style-name="T1">tempo</text:span> tan distint. Allà on els canvis de l'entorn són lents i a molt llarg termini, el genoma és el processador més eficient. Però quan els canvis són ràpids i a curt termini, el genoma no és capaç de seguir-lis el pas. En alguns llinatges, els gens han resolt el problema «inventant» el cervell. Els cervells registren els canvis a l'instant, processen la informació amb rapidesa i la transmeten de cervell a cervell, creant així la xarxa informacional en què consisteix la cultura. La cultura és informació transmesa entre cervells, és a dur, informació transmesa per aprenentatge social.</text:p>
      <text:p text:style-name="P1"/>
      <text:p text:style-name="P1">Jesús Mosterín. <text:span text:style-name="T1">La naturaleza humana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. Expliqueu breument (entre seixanta i cent paraules) les idees principals del text i com hi apareixen relacionades.</text:span></text:p>
      <text:p text:style-name="P1"><text:span text:style-name="T2">[2 punts]</text:span></text:p>
      <text:p text:style-name="P1"><text:span text:style-name="T2"/></text:p>
      <text:p text:style-name="P1"><text:span text:style-name="T2"/></text:p>
      <text:p text:style-name="P1"><text:span text:style-name="T2">2. Expliqueu breument (entre cinc i quinze paraules en cada cas) el significat que tenen en el text les expressions següents:</text:span></text:p>
      <text:p text:style-name="P1"><text:span text:style-name="T2">[1 punt]</text:span></text:p>
      <text:p text:style-name="P1"><text:span text:style-name="T2">a) «xarxa informacional»</text:span></text:p>
      <text:p text:style-name="P1"><text:span text:style-name="T2">b) «aprenentatge social»</text:span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>3. Expliqueu el sentit de la frase següent del text « Allà on els canvis de l'entorn són lents i a molt llarg termini, el genoma és el processador més eficient. Però quan els canvis són ràpids i a curt termini, el genoma no és capaç de seguir-lis el pas.» (En la resposta, us heu de referir als continguts explicats a classe que siguin pertinents, encara que no apareguin explícitament en el text.)</text:span></text:p>
      <text:p text:style-name="P1"><text:span text:style-name="T2">[3 punts]</text:span></text:p>
      <text:p text:style-name="P1"><text:span text:style-name="T2"/></text:p>
      <text:p text:style-name="P1"><text:span text:style-name="T2"/></text:p>
      <text:p text:style-name="P1"><text:span text:style-name="T2">4. Compareu el coneixement científic amb el coneixement filosòfic.</text:span></text:p>
      <text:p text:style-name="P1"><text:span text:style-name="T2">[2 punts]</text:span></text:p>
      <text:p text:style-name="P1"><text:span text:style-name="T2"/></text:p>
      <text:p text:style-name="P1"><text:span text:style-name="T2"/></text:p>
      <text:p text:style-name="P1"><text:span text:style-name="T2">5. Expliqueu si esteu d’acord o en desacord amb l’afirmació següent: «Malgrat que encara no és així, en un futur, l'ètica podrà arribar a ser una branca més de la ciència i deixarà de ser-ne de la filosofia»</text:span></text:p>
      <text:p text:style-name="P1"><text:span text:style-name="T2">Responeu d’una manera raonada.</text:span></text:p>
      <text:p text:style-name="P1"><text:span text:style-name="T2">[2 punts]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</meta:initial-creator>
    <meta:creation-date>2013-06-27T17:29:04</meta:creation-date>
    <dc:date>2013-06-27T18:08:34</dc:date>
    <dc:creator>Óscar </dc:creator>
    <meta:editing-duration>PT35M22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2" meta:paragraph-count="18" meta:word-count="352" meta:character-count="2111" meta:non-whitespace-character-count="1760"/>
  </office:meta>
</office:document-meta>
</file>